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style:text-underline-style="none" fo:font-weight="bold" style:font-weight-asian="bold" style:font-weight-complex="bold"/>
    </style:style>
    <style:style style:name="P8" style:family="paragraph" style:parent-style-name="Standard">
      <style:text-properties fo:font-size="12pt" fo:language="de" fo:country="DE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text-properties fo:font-size="14pt" fo:language="de" fo:country="DE" style:text-underline-style="none" fo:font-weight="normal" style:font-size-asian="14pt" style:font-weight-asian="normal" style:font-size-complex="14pt" style:font-weight-complex="normal"/>
    </style:style>
    <style:style style:name="P10" style:family="paragraph" style:parent-style-name="Text_20_body">
      <style:text-properties fo:font-size="12pt" fo:language="de" fo:country="DE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lossar</text:p>
      <text:p text:style-name="P3"/>
      <text:p text:style-name="P3">Soziales Netzwerk</text:p>
      <text:p text:style-name="P1"/>
      <text:p text:style-name="P1"><text:span text:style-name="T1">Ambiguitäten</text:span> = Mehrdeutigkeit/Doppeldeutigkeit eines Wortes(oft auch auf Grund fehlenden Kontextes aufgetreten)</text:p>
      <text:p text:style-name="P1"/>
      <text:p text:style-name="P2">konstatiert<text:span text:style-name="T2"> = stellt fest, macht ausfindig, bemerkt, feststellen</text:span></text:p>
      <text:p text:style-name="P1"/>
      <text:p text:style-name="P2">Nivellierung <text:span text:style-name="T2">=</text:span> <text:span text:style-name="T2">Ausgleichen, Einebenen(Glätten/Umverteilen der sozialen Unterschiede)</text:span></text:p>
      <text:p text:style-name="P1"/>
      <text:p text:style-name="Standard"><text:span text:style-name="T3">prekär </text:span><text:span text:style-name="T4">=</text:span><text:span text:style-name="T3"> </text:span><text:span text:style-name="T2">in einer Weise geartet, die es äußerst schwer macht, die richtigen Maßnahmen, Entscheidungen zu treffen, aus einer schwierigen Lage herauszukommen; schwierig, heikel, misslich z.B. </text:span>eine prekäre [wirtschaftliche, finanzielle] Situation</text:p>
      <text:p text:style-name="P4"/>
      <text:p text:style-name="P5">kohärent <text:span text:style-name="T2">= <text:s/>zusammenhängend</text:span></text:p>
      <text:p text:style-name="P4"/>
      <text:p text:style-name="P5">Software<text:span text:style-name="T2"> = ist in erster Linie ein Computerprogramm, zusätzlich besteht Software aus dazugehörigen Dokumentationen und Konfigurationsdaten die benötigt werden, damit diese Computerprogramme korrekt operieren</text:span></text:p>
      <text:p text:style-name="P1"/>
      <text:p text:style-name="P2">SmartTV = <text:span text:style-name="T2">Fernseher mit integriertem Internetzugang und "Web 2.0" Funktionalitäten.</text:span></text:p>
      <text:p text:style-name="P1"/>
      <text:p text:style-name="P2">Web 2.0 <text:span text:style-name="T2">= </text:span></text:p>
      <text:p text:style-name="P2"/>
      <text:p text:style-name="P2">Framework </text:p>
      <text:p text:style-name="P2"/>
      <text:p text:style-name="P2">Raspberry pi</text:p>
      <text:p text:style-name="P2"/>
      <text:p text:style-name="P2">Internet-of-Things</text:p>
      <text:p text:style-name="P2"/>
      <text:p text:style-name="P2">Interessen</text:p>
      <text:p text:style-name="P2"/>
      <text:p text:style-name="P2">SharkNet</text:p>
      <text:p text:style-name="P2"/>
      <text:p text:style-name="P2">SharkFW</text:p>
      <text:p text:style-name="P2"/>
      <text:p text:style-name="P2">Peer</text:p>
      <text:p text:style-name="P2"/>
      <text:p text:style-name="P2">Peer-to-Peer</text:p>
      <text:p text:style-name="P2"/>
      <text:p text:style-name="P2">dezentrale</text:p>
      <text:p text:style-name="P2"/>
      <text:p text:style-name="P2">verteilt</text:p>
      <text:p text:style-name="P2"/>
      <text:p text:style-name="P2">Freeware</text:p>
      <text:p text:style-name="P2"/>
      <text:p text:style-name="P8">API</text:p>
      <text:p text:style-name="P9"><text:span text:style-name="T5"/></text:p>
      <text:p text:style-name="P10">URL <text:span text:style-name="T2">= Uniform Resource Locator, einheitlicher Ressourcenanzeiger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42M49S</meta:editing-duration>
    <meta:editing-cycles>8</meta:editing-cycles>
    <meta:generator>OpenOffice/4.1.2$Win32 OpenOffice.org_project/412m3$Build-9782</meta:generator>
    <dc:date>2016-08-03T19:56:47.19</dc:date>
    <meta:document-statistic meta:table-count="0" meta:image-count="0" meta:object-count="0" meta:page-count="1" meta:paragraph-count="23" meta:word-count="120" meta:character-count="1028"/>
    <meta:user-defined meta:name="Info 1"/>
    <meta:user-defined meta:name="Info 2"/>
    <meta:user-defined meta:name="Info 3"/>
    <meta:user-defined meta:name="Info 4"/>
  </office:meta>
</office:document-meta>
</file>